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323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1.323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2.619cm" fo:margin-right="0cm" fo:text-align="justify" style:justify-single-word="false" fo:text-indent="0cm" style:auto-text-indent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quisitos no funcionales</text:span></text:p>
      <text:p text:style-name="P2"/>
      <text:p text:style-name="P3">RNF-1. Fiabilidad: </text:p>
      <text:p text:style-name="P4"/>
      <text:p text:style-name="P5">El sistema debe realizar copias de seguridad periodicamente para evitar perdidas de información ante un fallo inesperado.</text:p>
      <text:p text:style-name="P4"></text:p>
      <text:p text:style-name="P3">RNF-2. Soporte:</text:p>
      <text:p text:style-name="P4"><text:tab/></text:p>
      <text:p text:style-name="P5">El sistema debe visualizarse y funcionar correctamente en cualquier navegador.</text:p>
      <text:p text:style-name="P4"></text:p>
      <text:p text:style-name="P3">RNF-3. Rendimiento: </text:p>
      <text:p text:style-name="P4"/>
      <text:p text:style-name="P5">El sistema no debe tardar mas de 10 segundos en mostrar los resultados de una busqueda.</text:p>
      <text:p text:style-name="P4"></text:p>
      <text:p text:style-name="P3">RNF-4. Seguridad: </text:p>
      <text:p text:style-name="P4"/>
      <text:p text:style-name="P5">El acceso al sistema debe estar restringido por el uso de claves asignadas a cada uno de los usuarios según su tipo. Los reporteros podran introducir nueva información en el sistema. Los usuarios no registrados solo podran acceder a la información (sobre películas, estrenos,actores,etc), los usuarios registrados además de acceder a la información podran votar sus películas y actores favoritos y realizar comentarios, entre otras funciones.</text:p>
      <text:p text:style-name="P4"></text:p>
      <text:p text:style-name="P3">RNF-5. Concurrencia: </text:p>
      <text:p text:style-name="P4"/>
      <text:p text:style-name="P5">Varios usuarios podrán acceder a la misma información simultáneamente.</text:p>
      <text:p text:style-name="P4"></text:p>
      <text:p text:style-name="P3">RNF-6. Implementación: </text:p>
      <text:p text:style-name="P4"/>
      <text:p text:style-name="P5">Se utilizará el lenguaje Java.</text:p>
      <text:p text:style-name="P4"></text:p>
      <text:p text:style-name="P3">RNF-7. Usabilidad: </text:p>
      <text:p text:style-name="P5"/>
      <text:p text:style-name="P5">El sistema debe ser intuitivo y fácil de aprender por los usuarios, organizando la información en sec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</meta:initial-creator>
    <meta:creation-date>2014-03-12T19:11:26</meta:creation-date>
    <dc:date>2014-03-12T19:20:06</dc:date>
    <dc:creator>Mario </dc:creator>
    <meta:editing-duration>PT4M29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22" meta:word-count="157" meta:character-count="1109" meta:non-whitespace-character-count="948"/>
  </office:meta>
</office:document-meta>
</file>